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b85" officeooo:paragraph-rsid="00072b85"/>
    </style:style>
    <style:style style:name="P2" style:family="paragraph" style:parent-style-name="Standard" style:list-style-name="L1">
      <style:text-properties officeooo:paragraph-rsid="000c7f2f"/>
    </style:style>
    <style:style style:name="P3" style:family="paragraph" style:parent-style-name="Standard" style:list-style-name="L1">
      <style:text-properties officeooo:rsid="00072b85" officeooo:paragraph-rsid="00072b85"/>
    </style:style>
    <style:style style:name="P4" style:family="paragraph" style:parent-style-name="Standard" style:list-style-name="L1">
      <style:text-properties officeooo:rsid="00072b85" officeooo:paragraph-rsid="000c7f2f"/>
    </style:style>
    <style:style style:name="P5" style:family="paragraph" style:parent-style-name="Standard">
      <style:text-properties officeooo:rsid="00072b85" officeooo:paragraph-rsid="00072b85"/>
    </style:style>
    <style:style style:name="P6" style:family="paragraph" style:parent-style-name="Standard">
      <style:text-properties officeooo:rsid="000c7f2f" officeooo:paragraph-rsid="000c7f2f"/>
    </style:style>
    <style:style style:name="P7" style:family="paragraph" style:parent-style-name="Standard" style:list-style-name="L3">
      <style:text-properties officeooo:paragraph-rsid="000c7f2f"/>
    </style:style>
    <style:style style:name="P8" style:family="paragraph" style:parent-style-name="Standard">
      <style:text-properties officeooo:rsid="000fd9fc" officeooo:paragraph-rsid="000fd9fc"/>
    </style:style>
    <style:style style:name="T1" style:family="text">
      <style:text-properties officeooo:rsid="00080796"/>
    </style:style>
    <style:style style:name="T2" style:family="text">
      <style:text-properties officeooo:rsid="0008c864"/>
    </style:style>
    <style:style style:name="T3" style:family="text">
      <style:text-properties officeooo:rsid="00095858"/>
    </style:style>
    <style:style style:name="T4" style:family="text">
      <style:text-properties officeooo:rsid="000b1d69"/>
    </style:style>
    <style:style style:name="T5" style:family="text">
      <style:text-properties officeooo:rsid="00072b85"/>
    </style:style>
    <style:style style:name="T6" style:family="text">
      <style:text-properties officeooo:rsid="000d6530"/>
    </style:style>
    <style:style style:name="T7" style:family="text">
      <style:text-properties officeooo:rsid="000e1910"/>
    </style:style>
    <style:style style:name="T8" style:family="text">
      <style:text-properties officeooo:rsid="000e2eae"/>
    </style:style>
    <style:style style:name="T9" style:family="text">
      <style:text-properties officeooo:rsid="000fd9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ency Tests</text:p>
      <text:p text:style-name="P1"><text:tab/>100,000 Iterations</text:p>
      <text:p text:style-name="P1"><text:tab/><text:span text:style-name="T3">All with variable buffer sizes (time gets less noticeably with larger amounts when using locks)</text:span></text:p>
      <text:list xml:id="list3940858471441824451" text:style-name="L1">
        <text:list-item>
          <text:p text:style-name="P3">4</text:p>
          <text:list>
            <text:list-item>
              <text:p text:style-name="P3">Ticks : <text:span text:style-name="T1">7376</text:span></text:p>
            </text:list-item>
            <text:list-item>
              <text:p text:style-name="P3">Time(us): <text:s/>2.<text:span text:style-name="T1">308688</text:span></text:p>
            </text:list-item>
          </text:list>
        </text:list-item>
        <text:list-item>
          <text:p text:style-name="P3">16</text:p>
          <text:list>
            <text:list-item>
              <text:p text:style-name="P3">Ticks: 8440</text:p>
            </text:list-item>
            <text:list-item>
              <text:p text:style-name="P3">Time(us): 2.641720</text:p>
            </text:list-item>
          </text:list>
        </text:list-item>
        <text:list-item>
          <text:p text:style-name="P3">64</text:p>
          <text:list>
            <text:list-item>
              <text:p text:style-name="P3">Ticks: 8676</text:p>
            </text:list-item>
            <text:list-item>
              <text:p text:style-name="P3">Time(us): 2.715588</text:p>
            </text:list-item>
          </text:list>
        </text:list-item>
        <text:list-item>
          <text:p text:style-name="P3">256</text:p>
          <text:list>
            <text:list-item>
              <text:p text:style-name="P3">Ticks: 9268</text:p>
            </text:list-item>
            <text:list-item>
              <text:p text:style-name="P3">Time(us): 2.900884</text:p>
            </text:list-item>
          </text:list>
        </text:list-item>
        <text:list-item>
          <text:p text:style-name="P3">1K</text:p>
          <text:list>
            <text:list-item>
              <text:p text:style-name="P3">Ticks : <text:span text:style-name="T1">9673</text:span></text:p>
            </text:list-item>
            <text:list-item>
              <text:p text:style-name="P3">Time(us): <text:span text:style-name="T1">3.027649</text:span></text:p>
            </text:list-item>
          </text:list>
        </text:list-item>
        <text:list-item>
          <text:p text:style-name="P3">4K</text:p>
          <text:list>
            <text:list-item>
              <text:p text:style-name="P3">Ticks: <text:span text:style-name="T1">7924</text:span></text:p>
            </text:list-item>
            <text:list-item>
              <text:p text:style-name="P3">Time(us): <text:span text:style-name="T1">2.480212</text:span></text:p>
            </text:list-item>
          </text:list>
        </text:list-item>
        <text:list-item>
          <text:p text:style-name="P3">16K</text:p>
          <text:list>
            <text:list-item>
              <text:p text:style-name="P3">Ticks: <text:span text:style-name="T1">9492</text:span></text:p>
            </text:list-item>
            <text:list-item>
              <text:p text:style-name="P3">Time(us): <text:span text:style-name="T1">2.970996</text:span></text:p>
            </text:list-item>
          </text:list>
        </text:list-item>
        <text:list-item>
          <text:p text:style-name="P3">64K</text:p>
          <text:list>
            <text:list-item>
              <text:p text:style-name="P3">Ticks: <text:span text:style-name="T3">10235</text:span></text:p>
            </text:list-item>
            <text:list-item>
              <text:p text:style-name="P3">Time(us): <text:span text:style-name="T3">3.203555</text:span></text:p>
            </text:list-item>
          </text:list>
        </text:list-item>
        <text:list-item>
          <text:p text:style-name="P3">256K</text:p>
          <text:list>
            <text:list-item>
              <text:p text:style-name="P3">Ticks: <text:span text:style-name="T2">11663</text:span></text:p>
            </text:list-item>
            <text:list-item>
              <text:p text:style-name="P3">Time(us): <text:span text:style-name="T2">3.650519</text:span></text:p>
            </text:list-item>
          </text:list>
        </text:list-item>
        <text:list-item>
          <text:p text:style-name="P3">512K</text:p>
          <text:list>
            <text:list-item>
              <text:p text:style-name="P3">Ticks: <text:span text:style-name="T4">13189</text:span></text:p>
            </text:list-item>
            <text:list-item>
              <text:p text:style-name="P3">Time(us): <text:span text:style-name="T4">4.128157</text:span></text:p>
            </text:list-item>
          </text:list>
        </text:list-item>
      </text:list>
      <text:p text:style-name="P1"/>
      <text:p text:style-name="P6">Latency Tests 2</text:p>
      <text:p text:style-name="P6"><text:tab/><text:span text:style-name="T6">1,000,000</text:span></text:p>
      <text:list xml:id="list5781166882848441176" text:style-name="L3">
        <text:list-item>
          <text:p text:style-name="P7"><text:span text:style-name="T5">4</text:span></text:p>
        </text:list-item>
      </text:list>
      <text:list xml:id="list130342681906955" text:continue-list="list3940858471441824451" text:style-name="L1">
        <text:list-item>
          <text:list>
            <text:list-item>
              <text:p text:style-name="P4">Ticks : <text:span text:style-name="T6">18283</text:span></text:p>
            </text:list-item>
            <text:list-item>
              <text:p text:style-name="P4">Time(us): <text:s/><text:span text:style-name="T6">5.722579</text:span></text:p>
            </text:list-item>
          </text:list>
        </text:list-item>
        <text:list-item>
          <text:p text:style-name="P4">16</text:p>
          <text:list>
            <text:list-item>
              <text:p text:style-name="P4">Ticks: <text:span text:style-name="T6">18066</text:span></text:p>
            </text:list-item>
            <text:list-item>
              <text:p text:style-name="P4">Time(us): <text:span text:style-name="T6">5.654658</text:span></text:p>
            </text:list-item>
          </text:list>
        </text:list-item>
        <text:list-item>
          <text:p text:style-name="P4">64</text:p>
          <text:list>
            <text:list-item>
              <text:p text:style-name="P4">Ticks: <text:span text:style-name="T7">23552</text:span></text:p>
            </text:list-item>
            <text:list-item>
              <text:p text:style-name="P4">Time(us): <text:span text:style-name="T7">7.371776</text:span></text:p>
            </text:list-item>
          </text:list>
        </text:list-item>
        <text:list-item>
          <text:p text:style-name="P4">256</text:p>
          <text:list>
            <text:list-item>
              <text:p text:style-name="P4">Ticks: <text:span text:style-name="T7">18557</text:span></text:p>
            </text:list-item>
            <text:list-item>
              <text:p text:style-name="P4">Time(us): <text:span text:style-name="T7">5.808341</text:span></text:p>
            </text:list-item>
          </text:list>
        </text:list-item>
        <text:list-item>
          <text:p text:style-name="P4"><text:soft-page-break/>1K</text:p>
          <text:list>
            <text:list-item>
              <text:p text:style-name="P4">Ticks : <text:span text:style-name="T8">18539</text:span></text:p>
            </text:list-item>
            <text:list-item>
              <text:p text:style-name="P4">Time(us): <text:span text:style-name="T8">5.802707</text:span></text:p>
            </text:list-item>
          </text:list>
        </text:list-item>
        <text:list-item>
          <text:p text:style-name="P4">4K</text:p>
          <text:list>
            <text:list-item>
              <text:p text:style-name="P4">Ticks: <text:span text:style-name="T9">64180</text:span></text:p>
            </text:list-item>
            <text:list-item>
              <text:p text:style-name="P4">Time(us): <text:span text:style-name="T9">20.088340</text:span></text:p>
            </text:list-item>
          </text:list>
        </text:list-item>
      </text:list>
      <text:p text:style-name="P8">100,000</text:p>
      <text:list xml:id="list130343671963785" text:continue-numbering="true" text:style-name="L1">
        <text:list-item>
          <text:p text:style-name="P4">16K</text:p>
          <text:list>
            <text:list-item>
              <text:p text:style-name="P4">Ticks: </text:p>
            </text:list-item>
            <text:list-item>
              <text:p text:style-name="P4">Time(us): </text:p>
            </text:list-item>
          </text:list>
        </text:list-item>
        <text:list-item>
          <text:p text:style-name="P4">64K</text:p>
          <text:list>
            <text:list-item>
              <text:p text:style-name="P4">Ticks: </text:p>
            </text:list-item>
            <text:list-item>
              <text:p text:style-name="P4">Time(us): </text:p>
            </text:list-item>
          </text:list>
        </text:list-item>
        <text:list-item>
          <text:p text:style-name="P4">256K</text:p>
          <text:list>
            <text:list-item>
              <text:p text:style-name="P4">Ticks: </text:p>
            </text:list-item>
            <text:list-item>
              <text:p text:style-name="P4">Time(us): </text:p>
            </text:list-item>
          </text:list>
        </text:list-item>
        <text:list-item>
          <text:p text:style-name="P4">512K</text:p>
          <text:list>
            <text:list-item>
              <text:p text:style-name="P4">Ticks: </text:p>
            </text:list-item>
            <text:list-item>
              <text:p text:style-name="P2"><text:span text:style-name="T5">Time(us):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41:01.234451391</meta:creation-date>
    <meta:generator>LibreOffice/4.2.8.2$Linux_X86_64 LibreOffice_project/420m0$Build-2</meta:generator>
    <dc:date>2017-01-31T13:03:41.716330386</dc:date>
    <meta:editing-duration>PT1H6M55S</meta:editing-duration>
    <meta:editing-cycles>8</meta:editing-cycles>
    <meta:document-statistic meta:table-count="0" meta:image-count="0" meta:object-count="0" meta:page-count="2" meta:paragraph-count="66" meta:word-count="180" meta:character-count="820" meta:non-whitespace-character-count="753"/>
  </office:meta>
</office:document-meta>
</file>